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SimSun1" svg:font-family="SimSun, 宋体" style:font-pitch="variable"/>
    <style:font-face style:name="Mangal" svg:font-family="Mangal, '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style:font-name-complex="Arial"/>
    </style:style>
    <style:style style:name="P2" style:family="paragraph" style:parent-style-name="Standard">
      <style:paragraph-properties fo:line-height="150%" fo:text-align="start" style:justify-single-word="false"/>
      <style:text-properties style:font-name="Comic Sans MS" fo:font-size="12pt" style:font-size-asian="12pt" style:font-size-complex="12pt"/>
    </style:style>
    <style:style style:name="P3" style:family="paragraph" style:parent-style-name="Standard">
      <style:paragraph-properties fo:text-align="start" style:justify-single-word="false"/>
      <style:text-properties style:font-name="Comic Sans MS"/>
    </style:style>
    <style:style style:name="P4" style:family="paragraph" style:parent-style-name="Standard">
      <style:paragraph-properties fo:margin-top="0cm" fo:margin-bottom="0.353cm" fo:line-height="150%" fo:text-align="start" style:justify-single-word="false"/>
      <style:text-properties fo:color="#000000" style:font-name="Comic Sans MS" style:font-name-complex="Arial"/>
    </style:style>
    <style:style style:name="P5" style:family="paragraph" style:parent-style-name="Standard">
      <style:paragraph-properties fo:margin-top="0cm" fo:margin-bottom="0.353cm" fo:line-height="150%" fo:text-align="start" style:justify-single-word="false"/>
      <style:text-properties style:font-name="Comic Sans MS" fo:font-size="14pt" fo:language="en" fo:country="none" style:font-size-asian="14pt" style:font-name-complex="Arial" style:font-size-complex="14pt"/>
    </style:style>
    <style:style style:name="P6" style:family="paragraph" style:parent-style-name="Standard">
      <style:paragraph-properties fo:margin-top="0cm" fo:margin-bottom="0.353cm" fo:text-align="start" style:justify-single-word="false"/>
      <style:text-properties style:font-name="Comic Sans MS" fo:font-size="14pt" fo:language="en" fo:country="none" style:font-size-asian="14pt" style:font-name-complex="Arial" style:font-size-complex="14pt"/>
    </style:style>
    <style:style style:name="P7" style:family="paragraph" style:parent-style-name="Standard">
      <style:paragraph-properties fo:margin-top="0cm" fo:margin-bottom="0.353cm" fo:line-height="150%" fo:text-align="start" style:justify-single-word="false"/>
      <style:text-properties style:font-name="Comic Sans MS" fo:font-size="14pt" fo:language="en" fo:country="none" fo:font-weight="bold" style:font-size-asian="14pt" style:font-weight-asian="bold" style:font-name-complex="Arial" style:font-size-complex="14pt" style:font-weight-complex="bold"/>
    </style:style>
    <style:style style:name="P8" style:family="paragraph" style:parent-style-name="Standard">
      <style:paragraph-properties fo:margin-top="0cm" fo:margin-bottom="0.353cm" fo:line-height="150%" fo:text-align="start" style:justify-single-word="false"/>
      <style:text-properties style:font-name="Comic Sans MS"/>
    </style:style>
    <style:style style:name="P9" style:family="paragraph" style:parent-style-name="Standard">
      <style:paragraph-properties fo:margin-top="0cm" fo:margin-bottom="0.353cm" fo:line-height="150%" fo:text-align="start" style:justify-single-word="false"/>
      <style:text-properties style:font-name="Comic Sans MS" fo:language="en" fo:country="none" style:font-name-complex="Arial"/>
    </style:style>
    <style:style style:name="P10" style:family="paragraph" style:parent-style-name="Standard">
      <style:paragraph-properties fo:margin-top="0cm" fo:margin-bottom="0.353cm" fo:line-height="150%" fo:text-align="start" style:justify-single-word="false">
        <style:tab-stops>
          <style:tab-stop style:position="0.318cm"/>
        </style:tab-stops>
      </style:paragraph-properties>
      <style:text-properties style:font-name="Comic Sans MS" fo:language="en" fo:country="none" style:font-name-complex="Arial"/>
    </style:style>
    <style:style style:name="P11" style:family="paragraph" style:parent-style-name="Standard">
      <style:paragraph-properties fo:margin-top="0cm" fo:margin-bottom="0.353cm" fo:line-height="115%" fo:text-align="start" style:justify-single-word="false"/>
      <style:text-properties style:font-name="Comic Sans MS" fo:language="en" fo:country="none" style:font-name-complex="Arial"/>
    </style:style>
    <style:style style:name="P12" style:family="paragraph" style:parent-style-name="Standard">
      <style:paragraph-properties fo:margin-top="0cm" fo:margin-bottom="0.353cm" fo:text-align="start" style:justify-single-word="false"/>
      <style:text-properties style:font-name="Comic Sans MS" fo:language="en" fo:country="none" style:font-name-complex="Arial"/>
    </style:style>
    <style:style style:name="P13" style:family="paragraph" style:parent-style-name="Standard">
      <style:paragraph-properties fo:margin-top="0cm" fo:margin-bottom="0.353cm" fo:line-height="115%" fo:text-align="start" style:justify-single-word="false"/>
      <style:text-properties style:font-name="Comic Sans MS" fo:language="en" fo:country="none" fo:font-weight="bold" style:font-weight-asian="bold" style:font-name-complex="Arial" style:font-weight-complex="bold"/>
    </style:style>
    <style:style style:name="P14" style:family="paragraph" style:parent-style-name="Standard">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15" style:family="paragraph" style:parent-style-name="Standard">
      <style:paragraph-properties fo:margin-top="0cm" fo:margin-bottom="0.353cm" fo:line-height="150%" fo:text-align="start" style:justify-single-word="false"/>
      <style:text-properties style:font-name="Comic Sans MS" fo:font-size="12pt" style:font-size-asian="12pt" style:font-size-complex="12pt"/>
    </style:style>
    <style:style style:name="P16" style:family="paragraph" style:parent-style-name="Standard">
      <style:paragraph-properties fo:margin-top="0cm" fo:margin-bottom="0.353cm" fo:line-height="150%" fo:text-align="start" style:justify-single-word="false"/>
      <style:text-properties style:font-name="Comic Sans MS" fo:font-size="12pt" style:font-size-asian="12pt" style:font-name-complex="Arial" style:font-size-complex="12pt"/>
    </style:style>
    <style:style style:name="P17" style:family="paragraph" style:parent-style-name="Standard">
      <style:paragraph-properties fo:margin-top="0cm" fo:margin-bottom="0.353cm" fo:line-height="150%" fo:text-align="start" style:justify-single-word="false"/>
      <style:text-properties fo:color="#333333" style:font-name="Comic Sans MS" fo:font-size="12pt" fo:language="en" fo:country="none" style:font-size-asian="12pt" style:font-name-complex="Arial" style:font-size-complex="12pt"/>
    </style:style>
    <style:style style:name="P18" style:family="paragraph" style:parent-style-name="Standard" style:master-page-name="Standard">
      <style:paragraph-properties fo:margin-top="0cm" fo:margin-bottom="0.353cm" fo:line-height="115%" fo:text-align="center" style:justify-single-word="false" style:page-number="auto"/>
      <style:text-properties style:font-name="Comic Sans M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19" style:family="paragraph" style:parent-style-name="Standard">
      <style:paragraph-properties fo:margin-top="0cm" fo:margin-bottom="0.353cm" fo:line-height="150%" fo:text-align="start" style:justify-single-word="false"/>
      <style:text-properties style:font-name="Comic Sans MS" fo:font-size="14pt" fo:language="en" fo:country="none" style:font-size-asian="14pt" style:font-name-complex="Arial" style:font-size-complex="14pt"/>
    </style:style>
    <style:style style:name="P20" style:family="paragraph" style:parent-style-name="Standard">
      <style:paragraph-properties fo:margin-top="0cm" fo:margin-bottom="0.353cm" fo:line-height="115%" fo:text-align="start" style:justify-single-word="false">
        <style:tab-stops>
          <style:tab-stop style:position="0.318cm"/>
        </style:tab-stops>
      </style:paragraph-properties>
      <style:text-properties style:font-name="Comic Sans MS" fo:font-size="14pt" fo:language="en" fo:country="none" fo:font-weight="bold" style:font-size-asian="14pt" style:font-weight-asian="bold" style:font-name-complex="Arial" style:font-size-complex="14pt" style:font-weight-complex="bold"/>
    </style:style>
    <style:style style:name="P21" style:family="paragraph" style:parent-style-name="Standard">
      <style:paragraph-properties fo:margin-top="0cm" fo:margin-bottom="0.353cm" fo:line-height="150%" fo:text-align="start" style:justify-single-word="false"/>
      <style:text-properties style:font-name="Comic Sans MS" fo:font-size="14pt" fo:language="en" fo:country="none" fo:font-weight="bold" style:font-size-asian="14pt" style:font-weight-asian="bold" style:font-name-complex="Arial" style:font-size-complex="14pt" style:font-weight-complex="bold"/>
    </style:style>
    <style:style style:name="P22" style:family="paragraph" style:parent-style-name="Standard">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3" style:family="paragraph" style:parent-style-name="Standard" style:list-style-name="L1">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4" style:family="paragraph" style:parent-style-name="Standard" style:list-style-name="L2">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5" style:family="paragraph" style:parent-style-name="Standard" style:list-style-name="L3">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6" style:family="paragraph" style:parent-style-name="Standard" style:list-style-name="L4">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7" style:family="paragraph" style:parent-style-name="Standard" style:list-style-name="L5">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8" style:family="paragraph" style:parent-style-name="Standard" style:list-style-name="L6">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29" style:family="paragraph" style:parent-style-name="Standard" style:list-style-name="L7">
      <style:paragraph-properties fo:margin-top="0cm" fo:margin-bottom="0.353cm" fo:line-height="150%" fo:text-align="start" style:justify-single-word="false"/>
      <style:text-properties style:font-name="Comic Sans MS" fo:font-size="12pt" fo:language="en" fo:country="none" style:font-size-asian="12pt" style:font-name-complex="Arial" style:font-size-complex="12pt"/>
    </style:style>
    <style:style style:name="P30" style:family="paragraph" style:parent-style-name="Standard">
      <style:paragraph-properties fo:margin-top="0cm" fo:margin-bottom="0.353cm" fo:line-height="150%" fo:text-align="start" style:justify-single-word="false"/>
      <style:text-properties style:font-name="Comic Sans MS" fo:language="en" fo:country="none" style:font-name-complex="Arial"/>
    </style:style>
    <style:style style:name="P31" style:family="paragraph" style:parent-style-name="Standard" style:list-style-name="L7">
      <style:paragraph-properties fo:margin-top="0cm" fo:margin-bottom="0.353cm" fo:line-height="150%" fo:text-align="start" style:justify-single-word="false"/>
      <style:text-properties style:font-name="Comic Sans MS" fo:language="en" fo:country="none" style:font-name-complex="Arial"/>
    </style:style>
    <style:style style:name="P32" style:family="paragraph" style:parent-style-name="Standard">
      <style:paragraph-properties fo:margin-top="0cm" fo:margin-bottom="0.353cm" fo:line-height="115%" fo:text-align="center" style:justify-single-word="false"/>
      <style:text-properties style:font-name="Comic Sans M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33" style:family="paragraph" style:parent-style-name="Standard">
      <style:paragraph-properties fo:margin-top="0cm" fo:margin-bottom="0.353cm" fo:line-height="150%" fo:text-align="start" style:justify-single-word="false"/>
      <style:text-properties style:font-name="Comic Sans MS" fo:font-weight="bold" style:font-weight-asian="bold" style:font-weight-complex="bold"/>
    </style:style>
    <style:style style:name="P34" style:family="paragraph" style:parent-style-name="Standard">
      <style:paragraph-properties fo:margin-top="0cm" fo:margin-bottom="0.353cm" fo:line-height="150%" fo:text-align="start" style:justify-single-word="false"/>
      <style:text-properties fo:color="#000000" style:font-name="Comic Sans MS" fo:font-size="14pt" fo:language="en" fo:country="none" style:font-size-asian="14pt" style:font-name-complex="Arial" style:font-size-complex="14pt"/>
    </style:style>
    <style:style style:name="P35" style:family="paragraph" style:parent-style-name="Standard">
      <style:paragraph-properties fo:margin-top="0cm" fo:margin-bottom="0.353cm" fo:line-height="150%" fo:text-align="start" style:justify-single-word="false"/>
      <style:text-properties fo:color="#000000" style:font-name="Comic Sans MS" fo:font-size="14pt" fo:language="en" fo:country="none" fo:font-weight="bold" style:font-size-asian="14pt" style:font-weight-asian="bold" style:font-name-complex="Arial" style:font-size-complex="14pt" style:font-weight-complex="bold"/>
    </style:style>
    <style:style style:name="T1" style:family="text">
      <style:text-properties fo:language="en" fo:country="none" style:font-name-complex="Arial"/>
    </style:style>
    <style:style style:name="T2" style:family="text">
      <style:text-properties fo:language="en" fo:country="none" fo:font-weight="bold" style:font-weight-asian="bold" style:font-name-complex="Arial" style:font-weight-complex="bold"/>
    </style:style>
    <style:style style:name="T3" style:family="text">
      <style:text-properties fo:font-weight="bold" style:font-weight-asian="bold" style:font-weight-complex="bold"/>
    </style:style>
    <style:style style:name="T4" style:family="text">
      <style:text-properties fo:font-size="14pt" fo:language="en" fo:country="none" style:font-size-asian="14pt" style:font-name-complex="Arial" style:font-size-complex="14pt"/>
    </style:style>
    <style:style style:name="T5" style:family="text">
      <style:text-properties fo:font-size="14pt" style:font-size-asian="14pt" style:font-size-complex="14pt"/>
    </style:style>
    <style:style style:name="T6" style:family="text">
      <style:text-properties fo:color="#000000"/>
    </style:style>
    <style:style style:name="T7" style:family="text">
      <style:text-properties fo:color="#000000" fo:language="en" fo:country="none" style:font-name-complex="Arial"/>
    </style:style>
    <style:style style:name="T8" style:family="text">
      <style:text-properties fo:color="#000000" fo:font-size="14pt" fo:language="en" fo:country="none" style:font-size-asian="14pt" style:font-name-complex="Arial" style:font-size-complex="14pt"/>
    </style:style>
    <style:style style:name="T9" style:family="text">
      <style:text-properties fo:color="#000000" fo:font-size="14pt" style:font-size-asian="14pt" style:font-size-complex="14pt"/>
    </style:style>
    <style:style style:name="T10" style:family="text">
      <style:text-properties fo:color="#333333" fo:font-size="12pt" fo:language="en" fo:country="none" style:font-size-asian="12pt" style:font-name-complex="Arial" style:font-size-complex="12pt"/>
    </style:style>
    <style:style style:name="T11" style:family="text">
      <style:text-properties fo:color="#333333" fo:font-size="14pt" fo:language="en" fo:country="none" style:font-size-asian="14pt" style:font-name-complex="Arial" style:font-size-complex="14pt"/>
    </style:style>
    <style:style style:name="T12" style:family="text">
      <style:text-properties fo:font-size="12pt" style:font-size-asian="12pt" style:font-size-complex="12pt"/>
    </style:style>
    <style:style style:name="T13" style:family="text">
      <style:text-properties fo:font-size="12pt" fo:language="en" fo:country="none" style:font-size-asian="12pt" style:font-name-complex="Arial" style:font-size-complex="12pt"/>
    </style:style>
    <style:style style:name="T14" style:family="text">
      <style:text-properties fo:font-variant="normal" fo:text-transform="none" fo:color="#222222" fo:font-size="12pt" fo:letter-spacing="normal" fo:language="en" fo:country="none" fo:font-style="normal" fo:font-weight="bold" style:font-size-asian="12pt" style:font-weight-asian="bold" style:font-name-complex="Arial" style:font-size-complex="12pt" style:font-weight-complex="bold"/>
    </style:style>
    <style:style style:name="T15" style:family="text">
      <style:text-properties fo:font-variant="normal" fo:text-transform="none" fo:color="#222222" fo:font-size="12pt" fo:letter-spacing="normal" fo:language="en" fo:country="none" fo:font-style="normal" fo:font-weight="normal" style:font-size-asian="12pt" style:font-name-complex="Arial" style:font-size-complex="12pt"/>
    </style:style>
    <style:style style:name="T16" style:family="text">
      <style:text-properties fo:font-variant="normal" fo:text-transform="none" fo:color="#222222" fo:font-size="12pt" fo:letter-spacing="normal" fo:language="en" fo:country="none" fo:font-style="normal" fo:font-weight="normal" style:font-size-asian="12pt" style:font-weight-asian="normal" style:font-name-complex="Arial" style:font-size-complex="12pt" style:font-weight-complex="normal"/>
    </style:style>
    <style:style style:name="T17" style:family="text">
      <style:text-properties style:font-name-complex="Ari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7">QA Assignment – 2</text:span></text:p>
      <text:p text:style-name="P32"><text:span text:style-name="T17"/></text:p>
      <text:p text:style-name="P35"><text:bookmark text:name="docs-internal-guid-7455911d-7fff-0261-77"/>1. Which software development technique is good for the systems that have third party API calls, cron jobs, data exports/imports, etc.</text:p>
      <text:p text:style-name="P14"><text:span text:style-name="T5">Ans. </text:span><text:s/>TDD(Test Driven Developement), as it focuses on how functionality is implemented rather than focusing on end user needs. Above given applications suits this purpose.</text:p>
      <text:p text:style-name="P5"/>
      <text:p text:style-name="P7">2. Where does Test Automation fit in the Software Life Cycle? Explain with diagram?</text:p>
      <text:p text:style-name="P5">Ans. <text:s/></text:p>
      <text:p text:style-name="P5"><draw:frame draw:style-name="fr1" draw:name="graphics1" text:anchor-type="as-char" svg:width="15.252cm" svg:height="6.735cm" draw:z-index="0"><draw:image xlink:href="Pictures/20000007000627190002B7ABA9ADC76F.wmf" xlink:type="simple" xlink:show="embed" xlink:actuate="onLoad"/></draw:frame></text:p>
      <text:p text:style-name="P7"/>
      <text:p text:style-name="P7"/>
      <text:p text:style-name="P7"><text:soft-page-break/>3. Can we skip the manual testing and why?</text:p>
      <text:p text:style-name="P9"><text:span text:style-name="T5">Ans.</text:span> <text:s/>No, Automation Testing are just robotic and can’t act as a real user prospective. Manual testing, on the other end, allows developing program to be used as it would be upon launch. Any bugs that may pop up when a user handles the program in a certain way are more likely to be caught with manual testing.</text:p>
      <text:p text:style-name="P34"/>
      <text:p text:style-name="P33"><text:bookmark text:name="docs-internal-guid-210e527f-7fff-fc27-f3"/><text:span text:style-name="T8">4. Give the names of selector?</text:span><text:bookmark text:name="ids"/><text:span text:style-name="T4"> </text:span></text:p>
      <text:p text:style-name="P5">Ans. <text:s/></text:p>
      <text:list xml:id="list4857826248161345929" text:style-name="L1">
        <text:list-item>
          <text:p text:style-name="P23">Targeting using Ids</text:p>
        </text:list-item>
      </text:list>
      <text:p text:style-name="P15"><text:tab/>&lt;input id="email" value=""&gt;</text:p>
      <text:p text:style-name="P14"><text:tab/>#email</text:p>
      <text:list xml:id="list3536240854827696242" text:style-name="L2">
        <text:list-item>
          <text:p text:style-name="P24">Targeting using name</text:p>
        </text:list-item>
      </text:list>
      <text:p text:style-name="P15"><text:tab/>&lt;input name="email" value=""&gt;</text:p>
      <text:p text:style-name="P17"><text:tab/>[name="email"]</text:p>
      <text:list xml:id="list8822055297809297934" text:style-name="L3">
        <text:list-item>
          <text:p text:style-name="P25">Targeting using class names</text:p>
        </text:list-item>
      </text:list>
      <text:p text:style-name="P16"><text:tab/>&lt;div class="some-class-another-class"&gt;...&lt;/div&gt;</text:p>
      <text:p text:style-name="P16"><text:tab/>.some-class-another-class</text:p>
      <text:list xml:id="list2730037756441184875" text:style-name="L4">
        <text:list-item>
          <text:p text:style-name="P26">Targeting using element tag</text:p>
        </text:list-item>
      </text:list>
      <text:p text:style-name="P17"><text:tab/>&lt;div class="username"&gt;Justin&lt;/div&gt;</text:p>
      <text:p text:style-name="P17"><text:tab/>&lt;span class="username"&gt;Justin&lt;/span&gt;</text:p>
      <text:p text:style-name="P14"><text:soft-page-break/><text:tab/>div.username</text:p>
      <text:p text:style-name="P14"><text:tab/>span.username</text:p>
      <text:list xml:id="list602189680643403852" text:style-name="L5">
        <text:list-item>
          <text:p text:style-name="P27">Targeting using hierarchy</text:p>
        </text:list-item>
      </text:list>
      <text:p text:style-name="P2"><text:tab/>&lt;div class=”name”&gt;</text:p>
      <text:p text:style-name="P2"><text:tab/>&lt;label&gt;Deekshika&lt;/label&gt;</text:p>
      <text:p text:style-name="P2"><text:tab/>&lt;/div&gt;</text:p>
      <text:p text:style-name="P14"><text:tab/>.name label</text:p>
      <text:list xml:id="list4304830313369959152" text:style-name="L6">
        <text:list-item>
          <text:p text:style-name="P28">Targeting using ordering</text:p>
        </text:list-item>
      </text:list>
      <text:p text:style-name="P2"><text:tab/>&lt;ul class=”fruits”&gt;</text:p>
      <text:p text:style-name="P2"><text:tab/><text:tab/>&lt;li&gt;Apple&lt;/li&gt;</text:p>
      <text:p text:style-name="P2"><text:tab/><text:tab/>&lt;li&gt;Banana&lt;/li&gt;</text:p>
      <text:p text:style-name="P2"><text:tab/><text:tab/>&lt;li&gt;Coconut&lt;/li&gt;</text:p>
      <text:p text:style-name="P2"><text:tab/>&lt;/ul&gt;</text:p>
      <text:p text:style-name="P14"><text:tab/>.fruits li:nth-child(2)</text:p>
      <text:p text:style-name="P5"/>
      <text:p text:style-name="P7">5. What is the modular framework? </text:p>
      <text:p text:style-name="P8"><text:span text:style-name="T4">Ans. <text:s/></text:span><text:span text:style-name="T14">Modular framework </text:span><text:span text:style-name="T15">is like creation of small, independent scripts that represents </text:span><text:span text:style-name="T16">modules</text:span><text:span text:style-name="T15">, sections and functions of the application under test. These small scripts are then used in a hierarchical fashion to construct larger test for a perticular test case. Advantage of using this are :</text:span></text:p>
      <text:list xml:id="list7576181771728326599" text:style-name="L7">
        <text:list-item>
          <text:p text:style-name="P29">Driver scripts “drive” test execution.</text:p>
        </text:list-item>
        <text:list-item>
          <text:p text:style-name="P31">Interaction with the SUT done by functions in a test library.</text:p>
        </text:list-item>
        <text:list-item>
          <text:p text:style-name="P31"><text:soft-page-break/>The objects are defined once and reusable in all test methods.</text:p>
        </text:list-item>
        <text:list-item>
          <text:p text:style-name="P31">Small and to-the-point methods are created for individual functionalities.</text:p>
        </text:list-item>
        <text:list-item>
          <text:p text:style-name="P29">The test case is the collection of these small methods and reusable objects.</text:p>
        </text:list-item>
      </text:list>
      <text:p text:style-name="P14"/>
      <text:p text:style-name="P7">6. Explain the Open source tool.</text:p>
      <text:p text:style-name="P8"><text:span text:style-name="T11">Ans. <text:s/></text:span><text:span text:style-name="T10">Open-source tools are software tools that are freely available without a commercial license. Many different kinds of open-source tools allow developers and others to do certain things in programming, maintaining technologies or other types of technology tasks.</text:span><text:span text:style-name="T13"> </text:span></text:p>
      <text:p text:style-name="P5"/>
      <text:p text:style-name="P7">7. What is Hybrid framework?</text:p>
      <text:p text:style-name="P9"><text:span text:style-name="T9">Ans. <text:s/></text:span><text:span text:style-name="T6">Use the combination of two or more of the above-mentioned techniques, taking from their strengths and minimizing their weaknesses.</text:span></text:p>
      <text:p text:style-name="P4">The framework can use the modular approach along with either data-driven or keyword-driven framework.</text:p>
      <text:p text:style-name="P4">The framework can use scripts to perform some tasks that might be too difficult to implement in a pure keyword driven approach.</text:p>
      <text:p text:style-name="P34"/>
      <text:p text:style-name="P7">8. Write a name of record and replay tool.</text:p>
      <text:p text:style-name="P9"><text:span text:style-name="T5">Ans. <text:s/></text:span><text:span text:style-name="T3">Selenium IDE</text:span>, record and replay approach is popular approach among commercial tools. It's very easy to use and needs no programming skills.</text:p>
      <text:p text:style-name="P5"><text:soft-page-break/></text:p>
      <text:p text:style-name="P7">9. What is the difference between BDD and Cucumber?</text:p>
      <text:p text:style-name="P9"><text:span text:style-name="T5">Ans. <text:s/></text:span><text:span text:style-name="T3">BDD (Behavior Driven Development) Technique </text:span>is a software development technique that defines the user behavior prior to writing test automation scripts or the functional pieces of code.</text:p>
      <text:p text:style-name="P9">While, Cucumber is a framework for writing and executing high level descriptions of your software's functionality.</text:p>
      <text:p text:style-name="P8"><text:span text:style-name="T1">Cucumber plays a </text:span><text:span text:style-name="T2">central role </text:span><text:span text:style-name="T1">in a development approach called Behaviour Driven Development (BDD).</text:span></text:p>
      <text:p text:style-name="P9"/>
      <text:p text:style-name="P7">10. Can we replace the Regression testing from Test automation and how?</text:p>
      <text:p text:style-name="P8"><text:span text:style-name="T4">Ans. <text:s/></text:span><text:span text:style-name="T7">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text:span text:style-name="T1"> </text:span></text:p>
      <text:p text:style-name="P5"/>
      <text:p text:style-name="P20">11. <text:s/>How many ‘A’s test script has? Explain them.</text:p>
      <text:p text:style-name="P10"><text:span text:style-name="T4">Ans. <text:s/></text:span><text:span text:style-name="T12">There are Three A's Test script has : </text:span></text:p>
      <text:p text:style-name="P11">#1. ARRANGEMENT or Object Identification</text:p>
      <text:p text:style-name="P11">We identify objects (buttons, dropdowns etc.) either by their ids, names or by their <text:soft-page-break/>Window Titles etc.</text:p>
      <text:p text:style-name="P11">In case of web application, we identify by user ID, or By XPath or By CSS or By Class Name etc. If nothing works, we then identify objects by using mouse coordinates (But it is not a reliable method of object identification).</text:p>
      <text:p text:style-name="P11">#2. ACTION on the Identified Object</text:p>
      <text:p text:style-name="P11">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1">#3. ASSERTION</text:p>
      <text:p text:style-name="P11">The assertion is basically checking the object with some expected result. For example, if we press 2+3 on the calculator, the screen should show 5.</text:p>
      <text:p text:style-name="P12"/>
      <text:p text:style-name="P1"/>
      <text:p text:style-name="P1"/>
      <text:p text:style-name="P1"/>
      <text:p text:style-name="P3"/>
      <text:p text:style-name="P12"/>
      <text:p text:style-name="P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NSimSun" svg:font-family="NSimSun" style:font-family-generic="modern"/>
    <style:font-face style:name="SimSun1" svg:font-family="SimSun, 宋体" style:font-pitch="variable"/>
    <style:font-face style:name="Mangal" svg:font-family="Mangal, 'Courier New'"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icrosoft YaHei"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text-indent="0cm" style:auto-text-indent="false"/>
      <style:text-properties style:font-name="Times New Roman" fo:font-size="14pt" fo:font-weight="bold" style:font-name-asian="SimSun1"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size="14pt" fo:language="en" fo:country="none" style:font-size-asian="14pt" style:font-name-complex="Arial" style:font-size-complex="14pt"/>
    </style:style>
    <style:style style:name="WW8Num3z0" style:family="text">
      <style:text-properties style:font-name="Wingdings" style:font-name-complex="OpenSymbol"/>
    </style:style>
    <style:style style:name="WW8Num3z1" style:family="text">
      <style:text-properties style:font-name="OpenSymbol" style:font-name-complex="OpenSymbol"/>
    </style:style>
    <style:style style:name="WW8Num3z3" style:family="text">
      <style:text-properties style:font-name="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fo:language="en" fo:country="none" style:font-name-complex="OpenSymbol"/>
    </style:style>
    <style:style style:name="WW8Num5z1" style:family="text">
      <style:text-properties style:font-name="OpenSymbol" style:font-name-complex="OpenSymbol"/>
    </style:style>
    <style:style style:name="WW8Num6z0" style:family="text">
      <style:text-properties style:font-name="Arial" fo:font-size="14pt" style:font-size-asian="14pt" style:font-name-complex="Arial" style:font-size-complex="14pt"/>
    </style:style>
    <style:style style:name="WW8Num7z0" style:family="text">
      <style:text-properties style:font-name="Wingdings" style:font-name-complex="OpenSymbol"/>
    </style:style>
    <style:style style:name="WW8Num7z1" style:family="text">
      <style:text-properties style:font-name="OpenSymbol" style:font-name-complex="OpenSymbol"/>
    </style:style>
    <style:style style:name="WW8Num7z3" style:family="text">
      <style:text-properties style:font-name="Symbol" style:font-name-complex="OpenSymbol"/>
    </style:style>
    <style:style style:name="Default_20_Paragraph_20_Font" style:display-name="Default Paragraph Font" style:family="text"/>
    <style:style style:name="Numbering_20_Symbols" style:display-name="Numbering Symbols" style:family="text">
      <style:text-properties style:font-name="Arial" fo:font-size="14pt" style:font-size-asian="14pt" style:font-name-complex="Arial" style:font-size-complex="14pt"/>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309cm" fo:text-indent="-0.635cm" fo:margin-left="2.309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944cm" fo:text-indent="-0.635cm" fo:margin-left="2.94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579cm" fo:text-indent="-0.635cm" fo:margin-left="3.579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4.214cm" fo:text-indent="-0.635cm" fo:margin-left="4.214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4.849cm" fo:text-indent="-0.635cm" fo:margin-left="4.84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484cm" fo:text-indent="-0.635cm" fo:margin-left="5.484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6.119cm" fo:text-indent="-0.635cm" fo:margin-left="6.119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754cm" fo:text-indent="-0.635cm" fo:margin-left="6.75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389cm" fo:text-indent="-0.635cm" fo:margin-left="7.3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683cm" fo:text-indent="-0.635cm" fo:margin-left="1.683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318cm" fo:text-indent="-0.635cm" fo:margin-left="2.318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953cm" fo:text-indent="-0.635cm" fo:margin-left="2.953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588cm" fo:text-indent="-0.635cm" fo:margin-left="3.588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223cm" fo:text-indent="-0.635cm" fo:margin-left="4.223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858cm" fo:text-indent="-0.635cm" fo:margin-left="4.858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493cm" fo:text-indent="-0.635cm" fo:margin-left="5.493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128cm" fo:text-indent="-0.635cm" fo:margin-left="6.128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763cm" fo:text-indent="-0.635cm" fo:margin-left="6.76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434cm" fo:text-indent="-0.635cm" fo:margin-left="2.434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704cm" fo:text-indent="-0.635cm" fo:margin-left="3.70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974cm" fo:text-indent="-0.635cm" fo:margin-left="4.974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244cm" fo:text-indent="-0.635cm" fo:margin-left="6.244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514cm" fo:text-indent="-0.635cm" fo:margin-left="7.51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0T17:48:16.23</meta:creation-date>
    <dc:creator>Ayush Khandelwal</dc:creator>
    <dc:date>2020-04-11T11:51:32.19</dc:date>
    <meta:editing-cycles>11</meta:editing-cycles>
    <meta:editing-duration>PT1H21M20S</meta:editing-duration>
    <meta:initial-creator>Rajat Sharma</meta:initial-creator>
    <meta:generator>OpenOffice/4.1.1$Win32 OpenOffice.org_project/411m6$Build-9775</meta:generator>
    <meta:document-statistic meta:table-count="0" meta:image-count="1" meta:object-count="0" meta:page-count="6" meta:paragraph-count="66" meta:word-count="739" meta:character-count="4713"/>
  </office:meta>
</office:document-meta>
</file>